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A</text:p>
      <text:list xml:id="list3045814868630317508" text:style-name="L1">
        <text:list-item>
          <text:p text:style-name="P3">Questo documento ti sarà inviato all'inizio di ogni sessione di lavoro e in qualunque momento mi accorgo che stiamo andando alladeriva</text:p>
        </text:list-item>
        <text:list-item>
          <text:p text:style-name="P3">questo è un esperimento, le best practis per quanto importanti possono essere meno rilevanti se il progetto fosse da ingegnerizzare. Al momento non sono una priorità </text:p>
        </text:list-item>
      </text:list>
      <text:list xml:id="list4907442129132897167" text:style-name="L2">
        <text:list-item>
          <text:p text:style-name="P4">Non si modifica nulla senza determinazione dell'impatto della modifica al sistema</text:p>
        </text:list-item>
        <text:list-item>
          <text:p text:style-name="P4">Non si fa più di una modifica alla volta</text:p>
        </text:list-item>
        <text:list-item>
          <text:p text:style-name="P4">I file esistenti si modificano solo dopo attenta analisi, <text:span text:style-name="T1">condivisa</text:span></text:p>
        </text:list-item>
        <text:list-item>
          <text:p text:style-name="P4">Ad ogni odifica si pianifica un test per la validazione della stessa, <text:s/>se il test concordato non è superato si ripensa la modifica</text:p>
        </text:list-item>
        <text:list-item>
          <text:p text:style-name="P4">Bisogna mantenere allineato il sistema tra me e Gemini, nel dubbio vince ciò che ho io sul mio computer.</text:p>
        </text:list-item>
        <text:list-item>
          <text:p text:style-name="P4">Qualora mi venisse in mente una nuovaprocedura sarà aggiunta alla lista e dovrà essere strettamente rispettata</text:p>
        </text:list-item>
      </text:list>
      <text:p text:style-name="P2">Tutto ciò che ho scritto deve essere rispettato in ogni sua pa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6-14T22:33:45.78</meta:creation-date>
    <dc:date>2025-06-14T23:13:34.69</dc:date>
    <dc:creator>Rocco Marco Russo</dc:creator>
    <meta:editing-duration>PT29M52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1" meta:paragraph-count="10" meta:word-count="156" meta:character-count="915"/>
  </office:meta>
</office:document-meta>
</file>